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dddddd" draw:textarea-horizontal-align="right" draw:textarea-vertical-align="top" draw:auto-grow-height="false" fo:min-height="5.784cm" fo:min-width="4.784cm"/>
      <style:paragraph-properties style:writing-mode="lr-tb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49cm"/>
      <style:paragraph-properties style:writing-mode="lr-tb"/>
    </style:style>
    <style:style style:name="gr7" style:family="graphic" style:parent-style-name="standard">
      <style:graphic-properties svg:stroke-color="#000000" draw:fill="solid" draw:fill-color="#004586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svg:stroke-color="#000000" draw:fill="solid" draw:fill-color="#ff420e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svg:stroke-color="#000000" draw:fill="solid" draw:fill-color="#579d1c"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svg:stroke-width="0.051cm" svg:stroke-color="#004586" draw:marker-start-width="0.201cm" draw:marker-end="Arrow" draw:marker-end-width="0.152cm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25cm" fo:min-width="2cm"/>
      <style:paragraph-properties style:writing-mode="lr-tb"/>
    </style:style>
    <style:style style:name="gr13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25cm" fo:min-width="2cm"/>
      <style:paragraph-properties style:writing-mode="lr-tb"/>
    </style:style>
    <style:style style:name="gr14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25cm" fo:min-width="2cm"/>
      <style:paragraph-properties style:writing-mode="lr-tb"/>
    </style:style>
    <style:style style:name="gr1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25cm" fo:min-width="2cm"/>
      <style:paragraph-properties style:writing-mode="lr-tb"/>
    </style:style>
    <style:style style:name="gr16" style:family="graphic" style:parent-style-name="objectwithoutfill">
      <style:graphic-properties svg:stroke-width="0.05cm" svg:stroke-color="#004586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ff420e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420e" draw:marker-end="Arrow" draw:marker-end-width="0.15cm" draw:fill="none" draw:fill-color="#004586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>
      <style:graphic-properties draw:stroke="none" draw:fill-color="#004586" draw:textarea-horizontal-align="justify" draw:textarea-vertical-align="middle" draw:auto-grow-height="false" fo:min-height="0.0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dddddd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004586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solid" draw:fill-color="#ff420e"/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solid" draw:fill-color="#ffd320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solid" draw:fill-color="#579d1c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4586"/>
      <style:paragraph-properties fo:text-align="center"/>
    </style:style>
    <style:style style:name="P8" style:family="paragraph">
      <loext:graphic-properties draw:fill="solid" draw:fill-color="#ff420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579d1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004586"/>
      <style:paragraph-properties fo:text-align="center"/>
    </style:style>
    <style:style style:name="P13" style:family="paragraph"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="solid" draw:fill-color="#004586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420e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d320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579d1c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004586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6.25cm" svg:x="4cm" svg:y="3.75cm">
          <text:p text:style-name="P1"><text:span text:style-name="T1">W</text:span><text:span text:style-name="T1">o</text:span><text:span text:style-name="T1">r</text:span><text:span text:style-name="T1">k</text:span><text:span text:style-name="T1">g</text:span><text:span text:style-name="T1">r</text:span><text:span text:style-name="T1">o</text:span><text:span text:style-name="T1">u</text:span><text:span text:style-name="T1">p</text:span><text:span text:style-name="T1"> </text:span><text:span text:style-name="T1">0</text:span></text:p>
          <draw:enhanced-geometry svg:viewBox="0 0 21600 21600" draw:path-stretchpoint-x="10800" draw:path-stretchpoint-y="10800" draw:text-areas="?f3 ?f4 ?f5 ?f6" draw:type="round-rectangle" draw:modifiers="1453.56662180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5cm" svg:height="0.5cm" svg:x="2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2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3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3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4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4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5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5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6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6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7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7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8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8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9.25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cm" svg:height="0.5cm" svg:x="9.7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0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cm" svg:height="0.5cm" svg:x="10.7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cm" svg:height="0.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1" draw:id="id1" draw:layer="layout" svg:width="0.5cm" svg:height="0.5cm" svg:x="2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0.5cm" svg:height="0.5cm" svg:x="2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3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0.5cm" svg:height="0.5cm" svg:x="4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5cm" svg:height="0.5cm" svg:x="4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5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5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4" draw:id="id4" draw:layer="layout" svg:width="0.5cm" svg:height="0.5cm" svg:x="6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1" draw:id="id11" draw:layer="layout" svg:width="0.5cm" svg:height="0.5cm" svg:x="6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7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7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5" draw:id="id5" draw:layer="layout" svg:width="0.5cm" svg:height="0.5cm" svg:x="8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2" draw:id="id12" draw:layer="layout" svg:width="0.5cm" svg:height="0.5cm" svg:x="8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9.25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0.5cm" svg:height="0.5cm" svg:x="9.75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xml:id="id6" draw:id="id6" draw:layer="layout" svg:width="0.5cm" svg:height="0.5cm" svg:x="10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3" draw:id="id13" draw:layer="layout" svg:width="0.5cm" svg:height="0.5cm" svg:x="10.7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5cm" svg:height="0.5cm" svg:x="11.25cm" svg:y="2.2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349cm" svg:height="0.577cm" svg:x="1cm" svg:y="1.423cm">
          <draw:text-box>
            <text:p><text:span text:style-name="T2">d_x[]</text:span></text:p>
          </draw:text-box>
        </draw:frame>
        <draw:frame draw:style-name="gr6" draw:text-style-name="P11" draw:layer="layout" svg:width="1.349cm" svg:height="0.577cm" svg:x="1cm" svg:y="2.224cm">
          <draw:text-box>
            <text:p><text:span text:style-name="T2">d_y[]</text:span></text:p>
          </draw:text-box>
        </draw:frame>
        <draw:frame draw:style-name="gr6" draw:text-style-name="P11" draw:layer="layout" svg:width="1.349cm" svg:height="0.577cm" svg:x="7.5cm" svg:y="7.173cm">
          <draw:text-box>
            <text:p><text:span text:style-name="T2">t</text:span><text:span text:style-name="T2">m</text:span><text:span text:style-name="T2">p</text:span><text:span text:style-name="T2">[</text:span><text:span text:style-name="T2">]</text:span></text:p>
          </draw:text-box>
        </draw:frame>
        <draw:custom-shape draw:style-name="gr7" draw:text-style-name="P3" xml:id="id7" draw:id="id7" draw:layer="layout" svg:width="0.5cm" svg:height="0.5cm" svg:x="4.75cm" svg:y="7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5cm" svg:height="0.5cm" svg:x="5.25cm" svg:y="7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cm" svg:height="0.5cm" svg:x="5.75cm" svg:y="7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5cm" svg:height="0.5cm" svg:x="6.25cm" svg:y="7.25cm">
          <text:p/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2.5cm" svg:y1="2.75cm" svg:x2="5cm" svg:y2="4.25cm" draw:start-shape="id1" draw:start-glue-point="2" draw:end-shape="id2" draw:end-glue-point="1" svg:d="M2500 2750l2500 1500" svg:viewBox="0 0 2501 1501">
          <text:p/>
        </draw:connector>
        <draw:connector draw:style-name="gr11" draw:text-style-name="P12" draw:layer="layout" draw:type="line" svg:x1="4.5cm" svg:y1="2.75cm" svg:x2="5cm" svg:y2="4.25cm" draw:start-shape="id3" draw:start-glue-point="2" draw:end-shape="id2" draw:end-glue-point="1" svg:d="M4500 2750l500 1500" svg:viewBox="0 0 501 1501">
          <text:p/>
        </draw:connector>
        <draw:connector draw:style-name="gr11" draw:text-style-name="P12" draw:layer="layout" draw:type="line" svg:x1="6.5cm" svg:y1="2.75cm" svg:x2="5cm" svg:y2="4.25cm" draw:start-shape="id4" draw:start-glue-point="2" draw:end-shape="id2" draw:end-glue-point="1" svg:d="M6500 2750l-1500 1500" svg:viewBox="0 0 1501 1501">
          <text:p/>
        </draw:connector>
        <draw:connector draw:style-name="gr11" draw:text-style-name="P12" draw:layer="layout" draw:type="line" svg:x1="8.5cm" svg:y1="2.75cm" svg:x2="5cm" svg:y2="4.25cm" draw:start-shape="id5" draw:start-glue-point="2" draw:end-shape="id2" draw:end-glue-point="1" svg:d="M8500 2750l-3500 1500" svg:viewBox="0 0 3501 1501">
          <text:p/>
        </draw:connector>
        <draw:connector draw:style-name="gr11" draw:text-style-name="P12" draw:layer="layout" draw:type="line" svg:x1="10.5cm" svg:y1="2.75cm" svg:x2="5cm" svg:y2="4.25cm" draw:start-shape="id6" draw:start-glue-point="2" draw:end-shape="id2" draw:end-glue-point="1" svg:d="M10500 2750l-5500 1500" svg:viewBox="0 0 5501 1501">
          <text:p/>
        </draw:connector>
        <draw:custom-shape draw:style-name="gr12" draw:text-style-name="P14" xml:id="id2" draw:id="id2" draw:layer="layout" svg:width="2.5cm" svg:height="0.5cm" draw:transform="rotate (1.5707963267949) translate (4.75cm 6.75cm)">
          <text:p text:style-name="P13"><text:span text:style-name="T2">global id=0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9" draw:id="id9" draw:layer="layout" svg:width="2.5cm" svg:height="0.5cm" draw:transform="rotate (1.5707963267949) translate (5.25cm 6.75cm)">
          <text:p text:style-name="P13"><text:span text:style-name="T2">global i=1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.5cm" svg:height="0.5cm" draw:transform="rotate (1.5707963267949) translate (5.75cm 6.75cm)">
          <text:p text:style-name="P13"><text:span text:style-name="T2">global id=2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2.5cm" svg:height="0.5cm" draw:transform="rotate (1.5707963267949) translate (6.25cm 6.75cm)">
          <text:p text:style-name="P13"><text:span text:style-name="T2">global id=3</text:span></text:p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5cm" svg:y1="6.75cm" svg:x2="5cm" svg:y2="7.25cm" draw:start-shape="id2" draw:start-glue-point="3" draw:end-shape="id7" draw:end-glue-point="0" svg:d="M5000 6750v500" svg:viewBox="0 0 1 501">
          <text:p/>
        </draw:connector>
        <draw:connector draw:style-name="gr17" draw:text-style-name="P18" draw:layer="layout" draw:type="line" svg:x1="3cm" svg:y1="2.75cm" svg:x2="5.5cm" svg:y2="4.25cm" draw:start-shape="id8" draw:start-glue-point="2" draw:end-shape="id9" draw:end-glue-point="1" svg:d="M3000 2750l2500 1500" svg:viewBox="0 0 2501 1501">
          <text:p/>
        </draw:connector>
        <draw:connector draw:style-name="gr17" draw:text-style-name="P18" draw:layer="layout" draw:type="line" svg:x1="5cm" svg:y1="2.75cm" svg:x2="5.5cm" svg:y2="4.25cm" draw:start-shape="id10" draw:start-glue-point="2" draw:end-shape="id9" draw:end-glue-point="1" svg:d="M5000 2750l500 1500" svg:viewBox="0 0 501 1501">
          <text:p/>
        </draw:connector>
        <draw:connector draw:style-name="gr17" draw:text-style-name="P18" draw:layer="layout" draw:type="line" svg:x1="7cm" svg:y1="2.75cm" svg:x2="5.5cm" svg:y2="4.25cm" draw:start-shape="id11" draw:start-glue-point="2" draw:end-shape="id9" draw:end-glue-point="1" svg:d="M7000 2750l-1500 1500" svg:viewBox="0 0 1501 1501">
          <text:p/>
        </draw:connector>
        <draw:connector draw:style-name="gr17" draw:text-style-name="P18" draw:layer="layout" draw:type="line" svg:x1="9cm" svg:y1="2.75cm" svg:x2="5.5cm" svg:y2="4.25cm" draw:start-shape="id12" draw:start-glue-point="2" draw:end-shape="id9" draw:end-glue-point="1" svg:d="M9000 2750l-3500 1500" svg:viewBox="0 0 3501 1501">
          <text:p/>
        </draw:connector>
        <draw:connector draw:style-name="gr17" draw:text-style-name="P18" draw:layer="layout" draw:type="line" svg:x1="11cm" svg:y1="2.75cm" svg:x2="5.5cm" svg:y2="4.25cm" draw:start-shape="id13" draw:start-glue-point="2" draw:end-shape="id9" draw:end-glue-point="1" svg:d="M11000 2750l-5500 1500" svg:viewBox="0 0 5501 1501">
          <text:p/>
        </draw:connector>
        <draw:connector draw:style-name="gr18" draw:text-style-name="P12" draw:layer="layout" draw:type="line" svg:x1="5.5cm" svg:y1="6.75cm" svg:x2="5.5cm" svg:y2="7.25cm" draw:start-shape="id9" draw:start-glue-point="3" draw:end-shape="id14" svg:d="M5500 6750v500" svg:viewBox="0 0 1 501">
          <text:p/>
        </draw:connector>
        <draw:frame draw:style-name="gr19" draw:text-style-name="P19" draw:layer="layout" svg:width="1.25cm" svg:height="0.962cm" svg:x="6.65cm" svg:y="4.65cm">
          <draw:text-box>
            <text:p>...</text:p>
          </draw:text-box>
        </draw:frame>
        <draw:frame draw:style-name="gr20" draw:text-style-name="P19" draw:layer="layout" svg:width="1.25cm" svg:height="1cm" svg:x="6.7cm" svg:y="6.85cm">
          <draw:text-box>
            <text:p>...</text:p>
          </draw:text-box>
        </draw:frame>
        <draw:connector draw:style-name="gr16" draw:text-style-name="P12" draw:layer="layout" draw:type="line" svg:x1="5cm" svg:y1="7.75cm" svg:x2="5cm" svg:y2="8.25cm" draw:start-shape="id7" draw:start-glue-point="2" draw:end-shape="id15" draw:end-glue-point="7" svg:d="M5000 7750v500" svg:viewBox="0 0 1 501">
          <text:p/>
        </draw:connector>
        <draw:connector draw:style-name="gr18" draw:text-style-name="P12" draw:layer="layout" draw:type="line" svg:x1="5.5cm" svg:y1="7.75cm" svg:x2="5cm" svg:y2="8.25cm" draw:start-shape="id14" draw:start-glue-point="2" draw:end-shape="id15" draw:end-glue-point="7" svg:d="M5500 7750l-500 500" svg:viewBox="0 0 501 501">
          <text:p/>
        </draw:connector>
        <draw:custom-shape draw:style-name="gr7" draw:text-style-name="P3" xml:id="id16" draw:id="id16" draw:layer="layout" svg:width="0.5cm" svg:height="0.5cm" svg:x="4.75cm" svg:y="9.25cm">
          <text:p/>
          <draw:enhanced-geometry svg:viewBox="0 0 21600 21600" draw:type="rectangle" draw:enhanced-path="M 0 0 L 21600 0 21600 21600 0 21600 0 0 Z N"/>
        </draw:custom-shape>
        <draw:connector draw:style-name="gr16" draw:text-style-name="P12" draw:layer="layout" draw:type="line" svg:x1="5cm" svg:y1="8.75cm" svg:x2="5cm" svg:y2="9.25cm" draw:start-shape="id15" draw:start-glue-point="5" draw:end-shape="id16" draw:end-glue-point="0" svg:d="M5000 8750v500" svg:viewBox="0 0 1 501">
          <text:p/>
        </draw:connector>
        <draw:custom-shape draw:style-name="gr21" draw:text-style-name="P20" xml:id="id15" draw:id="id15" draw:layer="layout" svg:width="0.5cm" svg:height="0.5cm" svg:x="4.75cm" svg:y="8.25cm"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11" draw:layer="layout" svg:width="1.687cm" svg:height="0.577cm" svg:x="5.25cm" svg:y="9.173cm">
          <draw:text-box>
            <text:p><text:span text:style-name="T2">*resul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4T19:58:00.063132675</dc:date>
    <meta:editing-duration>PT10M54S</meta:editing-duration>
    <meta:editing-cycles>13</meta:editing-cycles>
    <meta:generator>LibreOffice/6.4.7.2$Linux_X86_64 LibreOffice_project/40$Build-2</meta:generator>
    <dc:creator>Moreno Marzolla</dc:creator>
    <meta:document-statistic meta:object-count="80"/>
  </office:meta>
</office:document-meta>
</file>